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498" officeooo:paragraph-rsid="001f2498"/>
    </style:style>
    <style:style style:name="P2" style:family="paragraph" style:parent-style-name="Standard">
      <style:paragraph-properties fo:text-align="center" style:justify-single-word="false"/>
      <style:text-properties officeooo:rsid="001f2498" officeooo:paragraph-rsid="001f2498"/>
    </style:style>
    <style:style style:name="P3" style:family="paragraph" style:parent-style-name="Standard">
      <style:paragraph-properties fo:text-align="start" style:justify-single-word="false"/>
      <style:text-properties style:font-name="Courier New" officeooo:rsid="001f2498" officeooo:paragraph-rsid="001f2498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1f71cb" officeooo:paragraph-rsid="001f71cb"/>
    </style:style>
    <style:style style:name="P5" style:family="paragraph" style:parent-style-name="Standard">
      <style:paragraph-properties fo:text-align="start" style:justify-single-word="false"/>
      <style:text-properties officeooo:rsid="001f71cb" officeooo:paragraph-rsid="001f71cb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71cb" officeooo:paragraph-rsid="001f71c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2498" officeooo:paragraph-rsid="001f24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4ad5" officeooo:paragraph-rsid="00214ad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14ad5" officeooo:paragraph-rsid="00214ad5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weight="bold" officeooo:rsid="00244a9b" officeooo:paragraph-rsid="00244a9b" style:font-weight-asian="bold" style:font-weight-complex="bold"/>
    </style:style>
    <style:style style:name="T1" style:family="text">
      <style:text-properties officeooo:rsid="00214a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08c7"/>
    </style:style>
    <style:style style:name="T4" style:family="text">
      <style:text-properties officeooo:rsid="00244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1">ME 575</text:p>
      <text:p text:style-name="P1">February 14, 2018</text:p>
      <text:p text:style-name="P1">Design Project 1</text:p>
      <text:p text:style-name="P1"/>
      <text:p text:style-name="P2">Ground Target Interception Optimization</text:p>
      <text:p text:style-name="P2"/>
      <text:p text:style-name="P8">Section I. <text:s/><text:span text:style-name="T4">Title Page</text:span></text:p>
      <text:p text:style-name="P8"/>
      <text:p text:style-name="P6">Problem Statement:</text:p>
      <text:p text:style-name="P5">Maximize the field-of-view (FOV) from a downward-facing camera on a quadrotor while keeping the relative size of a ground target (in the image frame) large enough such that all target features are guaranteed to be distinguishable <text:span text:style-name="T1">to a computer vision algorithm</text:span>. Design variables for this problem are image sensor width (pixels), square target width (meters), height above ground (meters), and camera focal length (meters).</text:p>
      <text:p text:style-name="P2"/>
      <text:p text:style-name="P7">Main Results:</text:p>
      <text:p text:style-name="P3">sensor_width = 1114.29 (pixels)</text:p>
      <text:p text:style-name="P4">target_size = 1.49 (meters)</text:p>
      <text:p text:style-name="P4">height = 29.99 (meters)</text:p>
      <text:p text:style-name="P4">focal_length = 4.29e-3 (meters)</text:p>
      <text:p text:style-name="P4"/>
      <text:p text:style-name="P9">Note: The result above was found to be a <text:span text:style-name="T2">local minimum</text:span> (discussed further in <text:span text:style-name="T3">S</text:span>ection III).</text:p>
      <text:p text:style-name="P9"/>
      <text:p text:style-name="P10">Section II. <text:s/>Procedur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1:45:35.470222078</meta:creation-date>
    <dc:date>2018-02-14T12:12:49.915343439</dc:date>
    <meta:editing-duration>PT5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121" meta:character-count="787" meta:non-whitespace-character-count="679"/>
  </office:meta>
</office:document-meta>
</file>